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P1" style:family="paragraph" style:parent-style-name="Standard">
      <style:text-properties officeooo:rsid="00181823" officeooo:paragraph-rsid="00181823"/>
    </style:style>
    <style:style style:name="P2" style:family="paragraph" style:parent-style-name="Standard">
      <style:text-properties officeooo:rsid="00196345" officeooo:paragraph-rsid="00196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bin Kristek</text:p>
      <text:p text:style-name="P1">This is my resu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11:12.950925052</meta:creation-date>
    <dc:date>2022-04-10T22:57:30.391112828</dc:date>
    <meta:editing-duration>PT1M26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2" meta:word-count="6" meta:character-count="31" meta:non-whitespace-character-count="27"/>
  </office:meta>
</office:document-meta>
</file>